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finishPreVisitQuestions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5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Weight</text:p>
          </table:table-cell>
          <table:table-cell table:style-name="ce5" table:number-columns-repeated="3"/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143</text:p>
          </table:table-cell>
          <table:table-cell table:style-name="ce8" table:number-columns-repeated="3"/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9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21"/>
        </table:table-row>
        <table:table-row table:style-name="ro3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24/10/2017</text:date>, <text:time>17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17:49:48</dc:date>
    <meta:creation-date>2014-12-16T16:26:20Z</meta:creation-date>
    <meta:editing-cycles>92</meta:editing-cycles>
    <meta:editing-duration>P1DT12H22M55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